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officeooo:rsid="001f846e" officeooo:paragraph-rsid="001f846e"/>
    </style:style>
    <style:style style:name="P2" style:family="paragraph" style:parent-style-name="Standard">
      <style:text-properties style:font-name="Loma" officeooo:rsid="00207669" officeooo:paragraph-rsid="00207669"/>
    </style:style>
    <style:style style:name="P3" style:family="paragraph" style:parent-style-name="Standard">
      <style:text-properties style:font-name="Loma" officeooo:rsid="00207669" officeooo:paragraph-rsid="002150da"/>
    </style:style>
    <style:style style:name="P4" style:family="paragraph" style:parent-style-name="Standard">
      <style:text-properties style:font-name="Loma" officeooo:rsid="00207669" officeooo:paragraph-rsid="00207669"/>
    </style:style>
    <style:style style:name="P5" style:family="paragraph" style:parent-style-name="Standard">
      <style:text-properties style:font-name="Loma" officeooo:rsid="00207669" officeooo:paragraph-rsid="0021f4f7"/>
    </style:style>
    <style:style style:name="T1" style:family="text">
      <style:text-properties officeooo:rsid="001f846e"/>
    </style:style>
    <style:style style:name="T2" style:family="text">
      <style:text-properties officeooo:rsid="002150da"/>
    </style:style>
    <style:style style:name="T3" style:family="text">
      <style:text-properties officeooo:rsid="0021f4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meraTestDemo</text:p>
      <text:h text:style-name="Heading_20_1" text:outline-level="1"><text:bookmark text:name="result_box"/>Include file</text:h>
      <text:p text:style-name="P1">Run.py</text:p>
      <text:p text:style-name="P1">video_real.py</text:p>
      <text:p text:style-name="P1">video_string_test.py</text:p>
      <text:p text:style-name="P1">util.py</text:p>
      <text:p text:style-name="P1">preprocess.py</text:p>
      <text:p text:style-name="P1">darknet.py</text:p>
      <text:p text:style-name="P1">bbox.py</text:p>
      <text:p text:style-name="P1">pallete</text:p>
      <text:p text:style-name="P1">NL_config.ini</text:p>
      <text:p text:style-name="P1">autostart.sh</text:p>
      <text:p text:style-name="P1">backup_kitti_voc_coco(dir)</text:p>
      <text:p text:style-name="P1">cfg(dir)</text:p>
      <text:p text:style-name="P1">data(dir)</text:p>
      <text:p text:style-name="P1">weights(dir)</text:p>
      <text:p text:style-name="P1"/>
      <text:h text:style-name="Heading_20_1" text:outline-level="1"><text:span text:style-name="T1">NL_config.ini </text:span>Configure file</text:h>
      <text:p text:style-name="P2">sensor_id = [十六字节字符，例：abcdef0123456789]</text:p>
      <text:p text:style-name="P2">local_ip = [本地IP，例：192.168.1.127]</text:p>
      <text:p text:style-name="P2">local_port = [本地端口，例：10000]</text:p>
      <text:p text:style-name="P2">rsu_ip = [RSU设备IP，例：192.168.1.102]</text:p>
      <text:p text:style-name="P2">rsu_port = [RSU设备端口，例：8080]</text:p>
      <text:p text:style-name="P2">cam_ip = [摄像头IP，例：192.168.1.64]</text:p>
      <text:p text:style-name="P2">cam_port = [摄像头网络端口，例：554]</text:p>
      <text:p text:style-name="P2">[以下内容表示实际经纬度与摄像图像中<text:span text:style-name="T3">4个点一一对应，例le_ul_x表示摄像图像中p1(upleftpoint)点的实际经度值</text:span>]</text:p>
      <text:p text:style-name="P3">le_ul_x = [p1对应经度，例：116.3472546]</text:p>
      <text:p text:style-name="P3">le_ul_y = [p1对应纬度，例：40.0139306]</text:p>
      <text:p text:style-name="P3">le_ur_x = [p<text:span text:style-name="T2">2</text:span>对应经度，例：116.3572546]</text:p>
      <text:p text:style-name="P5">le_ur_y = [p<text:span text:style-name="T2">2</text:span>对应纬度，例：40.0139306]</text:p>
      <text:p text:style-name="P5">le_dl_x = [p<text:span text:style-name="T3">3</text:span>对应经度，例：116.3477546]</text:p>
      <text:p text:style-name="P5">le_dl_y = [p<text:span text:style-name="T3">3</text:span>对应纬度，例：40.0189306]</text:p>
      <text:p text:style-name="P5">le_dr_x = [p<text:span text:style-name="T3">4</text:span>对应经度，例：116.3572546]</text:p>
      <text:p text:style-name="P5"><text:soft-page-break/>le_dr_y = [p<text:span text:style-name="T3">4</text:span>对应纬度，例：40.0189306]</text:p>
      <text:p text:style-name="P2">[以下内容为备份屏幕感兴趣区域坐标]</text:p>
      <text:p text:style-name="P2">p1_x = [<text:span text:style-name="T3">p1</text:span>横坐标，例：398]</text:p>
      <text:p text:style-name="P2">p1_y = [<text:span text:style-name="T3">p1</text:span>纵坐标，例：246]</text:p>
      <text:p text:style-name="P2">p2_x = [<text:span text:style-name="T3">p2</text:span>横坐标，例：734]</text:p>
      <text:p text:style-name="P2">p2_y = [<text:span text:style-name="T3">p2</text:span>纵坐标，例：242]</text:p>
      <text:p text:style-name="P2">p3_x = [<text:span text:style-name="T3">p3</text:span>横坐标，例：217]</text:p>
      <text:p text:style-name="P2">p3_y = [<text:span text:style-name="T3">p3</text:span>纵坐标，例：390]</text:p>
      <text:p text:style-name="P2">p4_x = [<text:span text:style-name="T3">p4</text:span>横坐标，例：734]</text:p>
      <text:p text:style-name="P2">p4_y = [<text:span text:style-name="T3">p4</text:span>纵坐标，例：401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3:39:36.233327387</meta:creation-date>
    <dc:date>2018-10-16T17:20:04.667113285</dc:date>
    <meta:editing-duration>PT17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330" meta:character-count="928" meta:non-whitespace-character-count="879"/>
  </office:meta>
</office:document-meta>
</file>